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424cm" fo:min-width="4.32cm"/>
    </style:style>
    <style:style style:name="gr2" style:family="graphic" style:parent-style-name="standard">
      <style:graphic-properties draw:textarea-horizontal-align="justify" draw:textarea-vertical-align="middle" draw:auto-grow-height="false" fo:min-height="0.323cm" fo:min-width="0.372cm"/>
    </style:style>
    <style:style style:name="gr3" style:family="graphic" style:parent-style-name="standard">
      <style:graphic-properties draw:textarea-horizontal-align="justify" draw:textarea-vertical-align="middle" draw:auto-grow-height="false" fo:min-height="0.323cm" fo:min-width="0.37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42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0.145cm" fo:min-width="0.4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424cm" fo:min-width="4.02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424cm" fo:min-width="4.436cm"/>
    </style:style>
    <style:style style:name="gr10" style:family="graphic" style:parent-style-name="standard">
      <style:graphic-properties draw:textarea-horizontal-align="justify" draw:textarea-vertical-align="middle" draw:auto-grow-height="false" fo:min-height="0.323cm" fo:min-width="0.358cm"/>
    </style:style>
    <style:style style:name="gr11" style:family="graphic" style:parent-style-name="standard">
      <style:graphic-properties draw:textarea-horizontal-align="justify" draw:textarea-vertical-align="middle" draw:auto-grow-height="false" fo:min-height="0.323cm" fo:min-width="0.357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017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0.145cm" fo:min-width="0.426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424cm" fo:min-width="4.22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424cm" fo:min-width="3.62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145cm" fo:min-width="0.425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424cm" fo:min-width="5.2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424cm" fo:min-width="4.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23cm" fo:min-width="0.34cm"/>
    </style:style>
    <style:style style:name="gr2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8" draw:id="id48" draw:layer="layout" svg:width="5cm" svg:height="1.854cm" svg:x="11.1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872cm" svg:height="0.573cm" svg:x="11.636cm" svg:y="2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0.872cm" svg:height="0.573cm" svg:x="12.575cm" svg:y="2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1" draw:id="id61" draw:layer="layout" svg:width="0.871cm" svg:height="0.573cm" svg:x="13.514cm" svg:y="2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0.872cm" svg:height="0.573cm" svg:x="14.519cm" svg:y="2.9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542cm" svg:height="0.221cm" svg:x="12.91cm" svg:y="1.88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329cm" svg:height="0.557cm" svg:x="13.225cm" svg:y="2.25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3.681cm" svg:y1="1.888cm" svg:x2="13.668cm" svg:y2="1.247cm" draw:start-shape="id1" svg:d="M13681 1888l-13-641" svg:viewBox="0 0 14 642">
          <text:p/>
        </draw:connector>
        <draw:connector draw:style-name="gr7" draw:text-style-name="P4" draw:layer="layout" draw:type="line" svg:x1="12.072cm" svg:y1="3.477cm" svg:x2="6.95cm" svg:y2="7.6cm" draw:start-shape="id2" draw:start-glue-point="2" draw:end-shape="id3" draw:end-glue-point="0" svg:d="M12072 3477l-5122 4123" svg:viewBox="0 0 5123 4124">
          <text:p/>
        </draw:connector>
        <draw:connector draw:style-name="gr7" draw:text-style-name="P4" draw:layer="layout" draw:type="line" svg:x1="13.011cm" svg:y1="3.477cm" svg:x2="13.01cm" svg:y2="7.698cm" draw:start-shape="id4" draw:start-glue-point="2" draw:end-shape="id5" draw:end-glue-point="3" svg:d="M13011 3477l-1 4221" svg:viewBox="0 0 2 4222">
          <text:p/>
        </draw:connector>
        <draw:connector draw:style-name="gr7" draw:text-style-name="P4" draw:layer="layout" draw:type="line" svg:x1="14.955cm" svg:y1="3.477cm" svg:x2="24.077cm" svg:y2="7.408cm" draw:start-shape="id6" draw:start-glue-point="2" svg:d="M14955 3477l9122 3931" svg:viewBox="0 0 9123 3932">
          <text:p/>
        </draw:connector>
        <draw:custom-shape draw:style-name="gr8" draw:text-style-name="P1" xml:id="id3" draw:id="id3" draw:layer="layout" svg:width="4.7cm" svg:height="1.854cm" svg:x="4.6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0.872cm" svg:height="0.573cm" svg:x="5.136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872cm" svg:height="0.573cm" svg:x="6.075cm" svg:y="8.7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871cm" svg:height="0.573cm" svg:x="7.014cm" svg:y="8.7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872cm" svg:height="0.573cm" svg:x="8.019cm" svg:y="8.7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6.41cm" svg:y="7.6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6.725cm" svg:y="8.054cm">
          <text:p text:style-name="P2">A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572cm" svg:y1="9.277cm" svg:x2="5.014cm" svg:y2="9.867cm" draw:start-shape="id7" draw:start-glue-point="2" svg:d="M5572 9277l-558 590" svg:viewBox="0 0 559 591">
          <text:p/>
        </draw:connector>
        <draw:connector draw:style-name="gr7" draw:text-style-name="P4" draw:layer="layout" draw:type="line" svg:x1="6.511cm" svg:y1="9.277cm" svg:x2="4.724cm" svg:y2="12.473cm" draw:start-shape="id8" draw:start-glue-point="2" svg:d="M6511 9277l-1787 3196" svg:viewBox="0 0 1788 3197">
          <text:p/>
        </draw:connector>
        <draw:connector draw:style-name="gr6" draw:text-style-name="P4" draw:layer="layout" draw:type="line" svg:x1="7.449cm" svg:y1="9.277cm" svg:x2="7.675cm" svg:y2="10cm" draw:start-shape="id9" draw:start-glue-point="2" svg:d="M7449 9277l226 723" svg:viewBox="0 0 227 724">
          <text:p/>
        </draw:connector>
        <draw:connector draw:style-name="gr7" draw:text-style-name="P4" draw:layer="layout" draw:type="line" svg:x1="8.455cm" svg:y1="9.277cm" svg:x2="12.281cm" svg:y2="12.788cm" draw:start-shape="id10" draw:start-glue-point="2" draw:end-shape="id11" draw:end-glue-point="0" svg:d="M8455 9277l3826 3511" svg:viewBox="0 0 3827 3512">
          <text:p/>
        </draw:connector>
        <draw:custom-shape draw:style-name="gr1" draw:text-style-name="P1" draw:layer="layout" svg:width="5cm" svg:height="1.854cm" svg:x="11.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0.872cm" svg:height="0.573cm" svg:x="11.736cm" svg:y="8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872cm" svg:height="0.573cm" svg:x="12.675cm" svg:y="8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0.871cm" svg:height="0.573cm" svg:x="13.614cm" svg:y="8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872cm" svg:height="0.573cm" svg:x="14.619cm" svg:y="8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542cm" svg:height="0.221cm" svg:x="13.01cm" svg:y="7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3.325cm" svg:y="7.954cm">
          <text:p text:style-name="P2">C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172cm" svg:y1="9.177cm" svg:x2="11.614cm" svg:y2="9.767cm" draw:start-shape="id12" draw:start-glue-point="2" svg:d="M12172 9177l-558 590" svg:viewBox="0 0 559 591">
          <text:p/>
        </draw:connector>
        <draw:connector draw:style-name="gr6" draw:text-style-name="P4" draw:layer="layout" draw:type="line" svg:x1="13.111cm" svg:y1="9.177cm" svg:x2="13.058cm" svg:y2="9.817cm" draw:start-shape="id13" draw:start-glue-point="2" svg:d="M13111 9177l-53 640" svg:viewBox="0 0 54 641">
          <text:p/>
        </draw:connector>
        <draw:connector draw:style-name="gr6" draw:text-style-name="P4" draw:layer="layout" draw:type="line" svg:x1="14.049cm" svg:y1="9.177cm" svg:x2="14.275cm" svg:y2="9.9cm" draw:start-shape="id14" draw:start-glue-point="2" svg:d="M14049 9177l226 723" svg:viewBox="0 0 227 724">
          <text:p/>
        </draw:connector>
        <draw:connector draw:style-name="gr6" draw:text-style-name="P4" draw:layer="layout" draw:type="line" svg:x1="15.055cm" svg:y1="9.177cm" svg:x2="15.516cm" svg:y2="9.9cm" draw:start-shape="id15" draw:start-glue-point="2" svg:d="M15055 9177l461 723" svg:viewBox="0 0 462 724">
          <text:p/>
        </draw:connector>
        <draw:custom-shape draw:style-name="gr9" draw:text-style-name="P1" draw:layer="layout" svg:width="5.116cm" svg:height="1.854cm" svg:x="17.9cm" svg:y="7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6" draw:id="id16" draw:layer="layout" svg:width="0.858cm" svg:height="0.573cm" svg:x="18.511cm" svg:y="8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7" draw:id="id17" draw:layer="layout" svg:width="0.858cm" svg:height="0.573cm" svg:x="19.435cm" svg:y="8.6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8" draw:id="id18" draw:layer="layout" svg:width="0.857cm" svg:height="0.573cm" svg:x="20.359cm" svg:y="8.6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1.348cm" svg:y="8.6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17cm" svg:height="0.221cm" svg:x="19.765cm" svg:y="7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0.074cm" svg:y="8.001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8.94cm" svg:y1="9.224cm" svg:x2="18.391cm" svg:y2="9.814cm" draw:start-shape="id16" draw:start-glue-point="2" svg:d="M18940 9224l-549 590" svg:viewBox="0 0 550 591">
          <text:p/>
        </draw:connector>
        <draw:connector draw:style-name="gr6" draw:text-style-name="P4" draw:layer="layout" draw:type="line" svg:x1="19.864cm" svg:y1="9.224cm" svg:x2="19.812cm" svg:y2="9.864cm" draw:start-shape="id17" draw:start-glue-point="2" svg:d="M19864 9224l-52 640" svg:viewBox="0 0 53 641">
          <text:p/>
        </draw:connector>
        <draw:connector draw:style-name="gr7" draw:text-style-name="P4" draw:layer="layout" draw:type="line" svg:x1="20.787cm" svg:y1="9.224cm" svg:x2="20.298cm" svg:y2="12.998cm" draw:start-shape="id18" draw:start-glue-point="2" draw:end-shape="id19" draw:end-glue-point="1" svg:d="M20787 9224l-489 3774" svg:viewBox="0 0 490 3775">
          <text:p/>
        </draw:connector>
        <draw:custom-shape draw:style-name="gr14" draw:text-style-name="P1" draw:layer="layout" svg:width="4.9cm" svg:height="1.854cm" svg:x="1.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0.872cm" svg:height="0.573cm" svg:x="1.836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0.872cm" svg:height="0.573cm" svg:x="2.775cm" svg:y="13.8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0.871cm" svg:height="0.573cm" svg:x="3.714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0.872cm" svg:height="0.573cm" svg:x="4.719cm" svg:y="13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42cm" svg:height="0.221cm" svg:x="3.11cm" svg:y="12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3.425cm" svg:y="13.154cm">
          <text:p text:style-name="P2">C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.272cm" svg:y1="14.377cm" svg:x2="1.714cm" svg:y2="14.967cm" draw:start-shape="id20" draw:start-glue-point="2" svg:d="M2272 14377l-558 590" svg:viewBox="0 0 559 591">
          <text:p/>
        </draw:connector>
        <draw:connector draw:style-name="gr6" draw:text-style-name="P4" draw:layer="layout" draw:type="line" svg:x1="3.211cm" svg:y1="14.377cm" svg:x2="3.158cm" svg:y2="15.017cm" draw:start-shape="id21" draw:start-glue-point="2" svg:d="M3211 14377l-53 640" svg:viewBox="0 0 54 641">
          <text:p/>
        </draw:connector>
        <draw:connector draw:style-name="gr6" draw:text-style-name="P4" draw:layer="layout" draw:type="line" svg:x1="4.149cm" svg:y1="14.377cm" svg:x2="4.375cm" svg:y2="15.1cm" draw:start-shape="id22" draw:start-glue-point="2" svg:d="M4149 14377l226 723" svg:viewBox="0 0 227 724">
          <text:p/>
        </draw:connector>
        <draw:connector draw:style-name="gr6" draw:text-style-name="P4" draw:layer="layout" draw:type="line" svg:x1="5.155cm" svg:y1="14.377cm" svg:x2="5.616cm" svg:y2="15.1cm" draw:start-shape="id23" draw:start-glue-point="2" svg:d="M5155 14377l461 723" svg:viewBox="0 0 462 724">
          <text:p/>
        </draw:connector>
        <draw:custom-shape draw:style-name="gr14" draw:text-style-name="P1" draw:layer="layout" svg:width="4.9cm" svg:height="1.854cm" svg:x="9.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4" draw:id="id24" draw:layer="layout" svg:width="0.872cm" svg:height="0.573cm" svg:x="10.236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0.872cm" svg:height="0.573cm" svg:x="11.175cm" svg:y="13.8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6" draw:id="id46" draw:layer="layout" svg:width="0.871cm" svg:height="0.573cm" svg:x="12.114cm" svg:y="13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0.872cm" svg:height="0.573cm" svg:x="13.119cm" svg:y="13.8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542cm" svg:height="0.221cm" svg:x="11.51cm" svg:y="12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1.825cm" svg:y="13.154cm">
          <text:p text:style-name="P2">T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0.672cm" svg:y1="14.377cm" svg:x2="8.452cm" svg:y2="17.298cm" draw:start-shape="id24" draw:start-glue-point="2" draw:end-shape="id25" draw:end-glue-point="1" svg:d="M10672 14377l-2220 2921" svg:viewBox="0 0 2221 2922">
          <text:p/>
        </draw:connector>
        <draw:connector draw:style-name="gr7" draw:text-style-name="P4" draw:layer="layout" draw:type="line" svg:x1="11.611cm" svg:y1="14.377cm" svg:x2="14.31cm" svg:y2="17.398cm" draw:start-shape="id26" draw:start-glue-point="2" draw:end-shape="id27" draw:end-glue-point="3" svg:d="M11611 14377l2699 3021" svg:viewBox="0 0 2700 3022">
          <text:p/>
        </draw:connector>
        <draw:connector draw:style-name="gr7" draw:text-style-name="P4" draw:layer="layout" draw:type="line" svg:x1="13.555cm" svg:y1="14.377cm" svg:x2="20.681cm" svg:y2="17.388cm" draw:start-shape="id28" draw:start-glue-point="2" draw:end-shape="id29" draw:end-glue-point="0" svg:d="M13555 14377l7126 3011" svg:viewBox="0 0 7127 3012">
          <text:p/>
        </draw:connector>
        <draw:custom-shape draw:style-name="gr15" draw:text-style-name="P1" draw:layer="layout" svg:width="4.3cm" svg:height="1.854cm" svg:x="17.4cm" svg:y="12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0" draw:id="id30" draw:layer="layout" svg:width="0.858cm" svg:height="0.573cm" svg:x="17.527cm" svg:y="13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1" draw:id="id31" draw:layer="layout" svg:width="0.858cm" svg:height="0.573cm" svg:x="18.451cm" svg:y="13.9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2" draw:id="id32" draw:layer="layout" svg:width="0.857cm" svg:height="0.573cm" svg:x="19.375cm" svg:y="13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3" draw:id="id33" draw:layer="layout" svg:width="0.858cm" svg:height="0.573cm" svg:x="20.364cm" svg:y="13.9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1.517cm" svg:height="0.221cm" svg:x="18.781cm" svg:y="12.8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307cm" svg:height="0.557cm" svg:x="19.091cm" svg:y="13.254cm">
          <text:p text:style-name="P2">G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7.956cm" svg:y1="14.477cm" svg:x2="17.407cm" svg:y2="15.067cm" draw:start-shape="id30" draw:start-glue-point="2" svg:d="M17956 14477l-549 590" svg:viewBox="0 0 550 591">
          <text:p/>
        </draw:connector>
        <draw:connector draw:style-name="gr6" draw:text-style-name="P4" draw:layer="layout" draw:type="line" svg:x1="18.88cm" svg:y1="14.477cm" svg:x2="18.828cm" svg:y2="15.117cm" draw:start-shape="id31" draw:start-glue-point="2" svg:d="M18880 14477l-52 640" svg:viewBox="0 0 53 641">
          <text:p/>
        </draw:connector>
        <draw:connector draw:style-name="gr6" draw:text-style-name="P4" draw:layer="layout" draw:type="line" svg:x1="19.803cm" svg:y1="14.477cm" svg:x2="20.026cm" svg:y2="15.2cm" draw:start-shape="id32" draw:start-glue-point="2" svg:d="M19803 14477l223 723" svg:viewBox="0 0 224 724">
          <text:p/>
        </draw:connector>
        <draw:connector draw:style-name="gr6" draw:text-style-name="P4" draw:layer="layout" draw:type="line" svg:x1="20.793cm" svg:y1="14.477cm" svg:x2="21.246cm" svg:y2="15.2cm" draw:start-shape="id33" draw:start-glue-point="2" svg:d="M20793 14477l453 723" svg:viewBox="0 0 454 724">
          <text:p/>
        </draw:connector>
        <draw:custom-shape draw:style-name="gr17" draw:text-style-name="P1" draw:layer="layout" svg:width="5.9cm" svg:height="1.854cm" svg:x="5.1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0.872cm" svg:height="0.573cm" svg:x="5.636cm" svg:y="18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0.872cm" svg:height="0.573cm" svg:x="6.575cm" svg:y="18.2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6" draw:id="id36" draw:layer="layout" svg:width="0.871cm" svg:height="0.573cm" svg:x="7.514cm" svg:y="18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0.872cm" svg:height="0.573cm" svg:x="8.519cm" svg:y="18.2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1.542cm" svg:height="0.221cm" svg:x="6.91cm" svg:y="17.1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7.371cm" svg:y="17.5cm">
          <text:p text:style-name="P2">A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6.072cm" svg:y1="18.777cm" svg:x2="5.514cm" svg:y2="19.367cm" draw:start-shape="id34" draw:start-glue-point="2" svg:d="M6072 18777l-558 590" svg:viewBox="0 0 559 591">
          <text:p/>
        </draw:connector>
        <draw:connector draw:style-name="gr6" draw:text-style-name="P4" draw:layer="layout" draw:type="line" svg:x1="7.011cm" svg:y1="18.777cm" svg:x2="6.958cm" svg:y2="19.417cm" draw:start-shape="id35" draw:start-glue-point="2" svg:d="M7011 18777l-53 640" svg:viewBox="0 0 54 641">
          <text:p/>
        </draw:connector>
        <draw:connector draw:style-name="gr6" draw:text-style-name="P4" draw:layer="layout" draw:type="line" svg:x1="7.949cm" svg:y1="18.777cm" svg:x2="8.175cm" svg:y2="19.5cm" draw:start-shape="id36" draw:start-glue-point="2" svg:d="M7949 18777l226 723" svg:viewBox="0 0 227 724">
          <text:p/>
        </draw:connector>
        <draw:connector draw:style-name="gr6" draw:text-style-name="P4" draw:layer="layout" draw:type="line" svg:x1="8.955cm" svg:y1="18.777cm" svg:x2="9.416cm" svg:y2="19.5cm" draw:start-shape="id37" draw:start-glue-point="2" svg:d="M8955 18777l461 723" svg:viewBox="0 0 462 724">
          <text:p/>
        </draw:connector>
        <draw:custom-shape draw:style-name="gr8" draw:text-style-name="P1" draw:layer="layout" svg:width="4.7cm" svg:height="1.854cm" svg:x="12.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8" draw:id="id38" draw:layer="layout" svg:width="0.872cm" svg:height="0.573cm" svg:x="13.036cm" svg:y="18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0.872cm" svg:height="0.573cm" svg:x="13.975cm" svg:y="18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0.871cm" svg:height="0.573cm" svg:x="14.914cm" svg:y="18.3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0.872cm" svg:height="0.573cm" svg:x="15.919cm" svg:y="18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1.542cm" svg:height="0.221cm" svg:x="14.31cm" svg:y="17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14.625cm" svg:y="17.654cm">
          <text:p text:style-name="P2">C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3.472cm" svg:y1="18.877cm" svg:x2="12.914cm" svg:y2="19.467cm" draw:start-shape="id38" draw:start-glue-point="2" svg:d="M13472 18877l-558 590" svg:viewBox="0 0 559 591">
          <text:p/>
        </draw:connector>
        <draw:connector draw:style-name="gr6" draw:text-style-name="P4" draw:layer="layout" draw:type="line" svg:x1="14.411cm" svg:y1="18.877cm" svg:x2="14.358cm" svg:y2="19.517cm" draw:start-shape="id39" draw:start-glue-point="2" svg:d="M14411 18877l-53 640" svg:viewBox="0 0 54 641">
          <text:p/>
        </draw:connector>
        <draw:connector draw:style-name="gr6" draw:text-style-name="P4" draw:layer="layout" draw:type="line" svg:x1="15.349cm" svg:y1="18.877cm" svg:x2="15.575cm" svg:y2="19.6cm" draw:start-shape="id40" draw:start-glue-point="2" svg:d="M15349 18877l226 723" svg:viewBox="0 0 227 724">
          <text:p/>
        </draw:connector>
        <draw:connector draw:style-name="gr6" draw:text-style-name="P4" draw:layer="layout" draw:type="line" svg:x1="16.355cm" svg:y1="18.877cm" svg:x2="16.816cm" svg:y2="19.6cm" draw:start-shape="id41" draw:start-glue-point="2" svg:d="M16355 18877l461 723" svg:viewBox="0 0 462 724">
          <text:p/>
        </draw:connector>
        <draw:custom-shape draw:style-name="gr18" draw:text-style-name="P1" draw:layer="layout" svg:width="5.1cm" svg:height="1.854cm" svg:x="18.1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2" draw:id="id42" draw:layer="layout" svg:width="0.872cm" svg:height="0.573cm" svg:x="18.636cm" svg:y="18.4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0.872cm" svg:height="0.573cm" svg:x="19.575cm" svg:y="18.4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0.871cm" svg:height="0.573cm" svg:x="20.514cm" svg:y="18.4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0.872cm" svg:height="0.573cm" svg:x="21.519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1.542cm" svg:height="0.221cm" svg:x="19.91cm" svg:y="17.3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29cm" svg:height="0.557cm" svg:x="20.225cm" svg:y="17.754cm">
          <text:p text:style-name="P2">T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.072cm" svg:y1="18.977cm" svg:x2="18.514cm" svg:y2="19.567cm" draw:start-shape="id42" draw:start-glue-point="2" svg:d="M19072 18977l-558 590" svg:viewBox="0 0 559 591">
          <text:p/>
        </draw:connector>
        <draw:connector draw:style-name="gr6" draw:text-style-name="P4" draw:layer="layout" draw:type="line" svg:x1="20.011cm" svg:y1="18.977cm" svg:x2="19.958cm" svg:y2="19.617cm" draw:start-shape="id43" draw:start-glue-point="2" svg:d="M20011 18977l-53 640" svg:viewBox="0 0 54 641">
          <text:p/>
        </draw:connector>
        <draw:connector draw:style-name="gr6" draw:text-style-name="P4" draw:layer="layout" draw:type="line" svg:x1="20.949cm" svg:y1="18.977cm" svg:x2="21.175cm" svg:y2="19.7cm" draw:start-shape="id44" draw:start-glue-point="2" svg:d="M20949 18977l226 723" svg:viewBox="0 0 227 724">
          <text:p/>
        </draw:connector>
        <draw:connector draw:style-name="gr6" draw:text-style-name="P4" draw:layer="layout" draw:type="line" svg:x1="21.955cm" svg:y1="18.977cm" svg:x2="22.416cm" svg:y2="19.7cm" draw:start-shape="id45" draw:start-glue-point="2" svg:d="M21955 18977l461 723" svg:viewBox="0 0 462 724">
          <text:p/>
        </draw:connector>
        <draw:connector draw:style-name="gr6" draw:text-style-name="P4" draw:layer="layout" draw:type="line" svg:x1="12.549cm" svg:y1="14.377cm" svg:x2="13.38cm" svg:y2="15.232cm" draw:start-shape="id46" draw:start-glue-point="2" svg:d="M12549 14377l831 855" svg:viewBox="0 0 832 856">
          <text:p/>
        </draw:connector>
        <draw:frame draw:style-name="gr19" draw:text-style-name="P5" xml:id="id47" draw:id="id47" draw:layer="layout" svg:width="8.384cm" svg:height="1.673cm" svg:x="0.916cm" svg:y="1.4cm">
          <draw:text-box>
            <text:p>Arbol parcial para la cadena</text:p>
            <text:p>"ATACATCATTGTGG"</text:p>
          </draw:text-box>
        </draw:frame>
        <draw:connector draw:style-name="gr20" draw:text-style-name="P4" draw:layer="layout" svg:x1="5.108cm" svg:y1="3.073cm" svg:x2="11.1cm" svg:y2="2.727cm" draw:start-shape="id47" draw:start-glue-point="2" draw:end-shape="id48" draw:end-glue-point="3" svg:d="M5108 3073v500h5092v-846h900" svg:viewBox="0 0 5993 847">
          <text:p/>
        </draw:connector>
        <draw:custom-shape draw:style-name="gr9" draw:text-style-name="P1" draw:layer="layout" svg:width="5.116cm" svg:height="1.854cm" svg:x="23.6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49" draw:id="id49" draw:layer="layout" svg:width="0.858cm" svg:height="0.573cm" svg:x="18.512cm" svg:y="8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0" draw:id="id50" draw:layer="layout" svg:width="0.858cm" svg:height="0.573cm" svg:x="19.436cm" svg:y="8.6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84cm" svg:height="0.573cm" svg:x="20.36cm" svg:y="8.6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51" draw:id="id51" draw:layer="layout" svg:width="0.857cm" svg:height="0.573cm" svg:x="21.349cm" svg:y="8.6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2" draw:id="id62" draw:layer="layout" svg:width="1.517cm" svg:height="0.221cm" svg:x="19.766cm" svg:y="7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0.075cm" svg:y="8.001cm">
          <text:p text:style-name="P2">G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8.941cm" svg:y1="9.224cm" svg:x2="18.392cm" svg:y2="9.814cm" draw:start-shape="id49" draw:start-glue-point="2" svg:d="M18941 9224l-549 590" svg:viewBox="0 0 550 591">
          <text:p/>
        </draw:connector>
        <draw:connector draw:style-name="gr6" draw:text-style-name="P4" draw:layer="layout" draw:type="line" svg:x1="19.865cm" svg:y1="9.224cm" svg:x2="19.813cm" svg:y2="9.864cm" draw:start-shape="id50" draw:start-glue-point="2" svg:d="M19865 9224l-52 640" svg:viewBox="0 0 53 641">
          <text:p/>
        </draw:connector>
        <draw:connector draw:style-name="gr7" draw:text-style-name="P4" draw:layer="layout" draw:type="line" svg:x1="21.777cm" svg:y1="9.224cm" svg:x2="27.018cm" svg:y2="12.771cm" draw:start-shape="id51" draw:start-glue-point="2" draw:end-shape="id52" draw:end-glue-point="0" svg:d="M21777 9224l5241 3547" svg:viewBox="0 0 5242 3548">
          <text:p/>
        </draw:connector>
        <draw:custom-shape draw:style-name="gr10" draw:text-style-name="P2" xml:id="id53" draw:id="id53" draw:layer="layout" svg:width="0.858cm" svg:height="0.573cm" svg:x="24.405cm" svg:y="8.6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0.858cm" svg:height="0.573cm" svg:x="25.329cm" svg:y="8.6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6.253cm" svg:y="8.6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7.242cm" svg:y="8.6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17cm" svg:height="0.221cm" svg:x="25.659cm" svg:y="7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5.968cm" svg:y="7.96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834cm" svg:y1="9.189cm" svg:x2="24.285cm" svg:y2="9.779cm" draw:start-shape="id53" draw:start-glue-point="2" svg:d="M24834 9189l-549 590" svg:viewBox="0 0 550 591">
          <text:p/>
        </draw:connector>
        <draw:connector draw:style-name="gr6" draw:text-style-name="P4" draw:layer="layout" draw:type="line" svg:x1="25.758cm" svg:y1="9.189cm" svg:x2="25.706cm" svg:y2="9.829cm" draw:start-shape="id54" draw:start-glue-point="2" svg:d="M25758 9189l-52 640" svg:viewBox="0 0 53 641">
          <text:p/>
        </draw:connector>
        <draw:custom-shape draw:style-name="gr10" draw:text-style-name="P2" xml:id="id55" draw:id="id55" draw:layer="layout" svg:width="0.858cm" svg:height="0.573cm" svg:x="24.406cm" svg:y="8.6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6" draw:id="id56" draw:layer="layout" svg:width="0.858cm" svg:height="0.573cm" svg:x="25.33cm" svg:y="8.6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84cm" svg:height="0.573cm" svg:x="26.254cm" svg:y="8.6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7.243cm" svg:y="8.6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17cm" svg:height="0.221cm" svg:x="25.66cm" svg:y="7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5.969cm" svg:y="7.966cm">
          <text:p text:style-name="P2">T,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835cm" svg:y1="9.189cm" svg:x2="24.286cm" svg:y2="9.779cm" draw:start-shape="id55" draw:start-glue-point="2" svg:d="M24835 9189l-549 590" svg:viewBox="0 0 550 591">
          <text:p/>
        </draw:connector>
        <draw:connector draw:style-name="gr6" draw:text-style-name="P4" draw:layer="layout" draw:type="line" svg:x1="25.759cm" svg:y1="9.189cm" svg:x2="25.707cm" svg:y2="9.829cm" draw:start-shape="id56" draw:start-glue-point="2" svg:d="M25759 9189l-52 640" svg:viewBox="0 0 53 641">
          <text:p/>
        </draw:connector>
        <draw:custom-shape draw:style-name="gr9" draw:text-style-name="P1" draw:layer="layout" svg:width="5.116cm" svg:height="1.854cm" svg:x="24.2cm" svg:y="12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7" draw:id="id57" draw:layer="layout" svg:width="0.858cm" svg:height="0.573cm" svg:x="25.005cm" svg:y="13.7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8" draw:id="id58" draw:layer="layout" svg:width="0.858cm" svg:height="0.573cm" svg:x="25.929cm" svg:y="13.7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6.853cm" svg:y="13.7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7.842cm" svg:y="13.7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17cm" svg:height="0.221cm" svg:x="26.259cm" svg:y="12.7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6.568cm" svg:y="13.1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434cm" svg:y1="14.36cm" svg:x2="24.885cm" svg:y2="14.95cm" draw:start-shape="id57" draw:start-glue-point="2" svg:d="M25434 14360l-549 590" svg:viewBox="0 0 550 591">
          <text:p/>
        </draw:connector>
        <draw:connector draw:style-name="gr6" draw:text-style-name="P4" draw:layer="layout" draw:type="line" svg:x1="26.358cm" svg:y1="14.36cm" svg:x2="26.306cm" svg:y2="15cm" draw:start-shape="id58" draw:start-glue-point="2" svg:d="M26358 14360l-52 640" svg:viewBox="0 0 53 641">
          <text:p/>
        </draw:connector>
        <draw:custom-shape draw:style-name="gr10" draw:text-style-name="P2" xml:id="id59" draw:id="id59" draw:layer="layout" svg:width="0.858cm" svg:height="0.573cm" svg:x="25.006cm" svg:y="13.7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0" draw:id="id60" draw:layer="layout" svg:width="0.858cm" svg:height="0.573cm" svg:x="25.93cm" svg:y="13.7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67" draw:id="id67" draw:layer="layout" svg:width="0.84cm" svg:height="0.573cm" svg:x="26.854cm" svg:y="13.7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7.843cm" svg:y="13.7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52" draw:id="id52" draw:layer="layout" svg:width="1.517cm" svg:height="0.221cm" svg:x="26.26cm" svg:y="12.7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6.569cm" svg:y="13.137cm">
          <text:p text:style-name="P2">T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435cm" svg:y1="14.36cm" svg:x2="24.886cm" svg:y2="14.95cm" draw:start-shape="id59" draw:start-glue-point="2" svg:d="M25435 14360l-549 590" svg:viewBox="0 0 550 591">
          <text:p/>
        </draw:connector>
        <draw:connector draw:style-name="gr6" draw:text-style-name="P4" draw:layer="layout" draw:type="line" svg:x1="26.359cm" svg:y1="14.36cm" svg:x2="26.307cm" svg:y2="15cm" draw:start-shape="id60" draw:start-glue-point="2" svg:d="M26359 14360l-52 640" svg:viewBox="0 0 53 641">
          <text:p/>
        </draw:connector>
        <draw:connector draw:style-name="gr22" draw:text-style-name="P4" draw:layer="layout" draw:type="line" svg:x1="13.949cm" svg:y1="3.477cm" svg:x2="20.524cm" svg:y2="7.635cm" draw:start-shape="id61" draw:start-glue-point="2" draw:end-shape="id62" draw:end-glue-point="0" svg:d="M13949 3477l6575 4158" svg:viewBox="0 0 6576 4159">
          <text:p/>
        </draw:connector>
        <draw:custom-shape draw:style-name="gr9" draw:text-style-name="P1" draw:layer="layout" svg:width="5.116cm" svg:height="1.854cm" svg:x="23.784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3" draw:id="id63" draw:layer="layout" svg:width="0.858cm" svg:height="0.573cm" svg:x="24.589cm" svg:y="18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4" draw:id="id64" draw:layer="layout" svg:width="0.858cm" svg:height="0.573cm" svg:x="25.513cm" svg:y="18.3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57cm" svg:height="0.573cm" svg:x="26.437cm" svg:y="18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857cm" svg:height="0.573cm" svg:x="27.426cm" svg:y="18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517cm" svg:height="0.221cm" svg:x="25.843cm" svg:y="1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6.152cm" svg:y="17.666cm">
          <text:p text:style-name="P2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25.018cm" svg:y1="18.889cm" svg:x2="24.469cm" svg:y2="19.479cm" draw:start-shape="id63" draw:start-glue-point="2" svg:d="M25018 18889l-549 590" svg:viewBox="0 0 550 591">
          <text:p/>
        </draw:connector>
        <draw:connector draw:style-name="gr6" draw:text-style-name="P4" draw:layer="layout" draw:type="line" svg:x1="25.942cm" svg:y1="18.889cm" svg:x2="25.89cm" svg:y2="19.529cm" draw:start-shape="id64" draw:start-glue-point="2" svg:d="M25942 18889l-52 640" svg:viewBox="0 0 53 641">
          <text:p/>
        </draw:connector>
        <draw:custom-shape draw:style-name="gr10" draw:text-style-name="P2" xml:id="id65" draw:id="id65" draw:layer="layout" svg:width="0.858cm" svg:height="0.573cm" svg:x="24.59cm" svg:y="18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6" draw:id="id66" draw:layer="layout" svg:width="0.858cm" svg:height="0.573cm" svg:x="25.514cm" svg:y="18.3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84cm" svg:height="0.573cm" svg:x="26.438cm" svg:y="18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857cm" svg:height="0.573cm" svg:x="27.427cm" svg:y="18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68" draw:id="id68" draw:layer="layout" svg:width="1.517cm" svg:height="0.221cm" svg:x="25.844cm" svg:y="1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08cm" svg:height="0.557cm" svg:x="26.153cm" svg:y="17.666cm">
          <text:p text:style-name="P2">G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25.019cm" svg:y1="18.889cm" svg:x2="24.47cm" svg:y2="19.479cm" draw:start-shape="id65" draw:start-glue-point="2" svg:d="M25019 18889l-549 590" svg:viewBox="0 0 550 591">
          <text:p/>
        </draw:connector>
        <draw:connector draw:style-name="gr6" draw:text-style-name="P4" draw:layer="layout" draw:type="line" svg:x1="25.943cm" svg:y1="18.889cm" svg:x2="25.891cm" svg:y2="19.529cm" draw:start-shape="id66" draw:start-glue-point="2" svg:d="M25943 18889l-52 640" svg:viewBox="0 0 53 641">
          <text:p/>
        </draw:connector>
        <draw:connector draw:style-name="gr22" draw:text-style-name="P4" draw:layer="layout" draw:type="line" svg:x1="27.274cm" svg:y1="14.36cm" svg:x2="26.602cm" svg:y2="17.3cm" draw:start-shape="id67" draw:start-glue-point="2" draw:end-shape="id68" draw:end-glue-point="0" svg:d="M27274 14360l-672 2940" svg:viewBox="0 0 673 29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08:32:01.111540604</meta:creation-date>
    <dc:date>2016-12-02T17:07:44.448124979</dc:date>
    <meta:editing-duration>PT1H5M25S</meta:editing-duration>
    <meta:editing-cycles>7</meta:editing-cycles>
    <meta:generator>LibreOffice/5.2.2.2$Linux_X86_64 LibreOffice_project/20m0$Build-2</meta:generator>
    <meta:document-statistic meta:object-count="173"/>
  </office:meta>
</office:document-meta>
</file>